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FF0000"/>
    </style:style>
    <style:style style:name="P3" style:parent-style-name="Normal" style:family="paragraph">
      <style:text-properties fo:color="#FF0000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color="#FF0000"/>
    </style:style>
    <style:style style:name="P8" style:parent-style-name="Normal" style:family="paragraph">
      <style:text-properties fo:color="#FF0000"/>
    </style:style>
    <style:style style:name="P9" style:parent-style-name="Normal" style:family="paragraph">
      <style:text-properties fo:color="#FF0000"/>
    </style:style>
    <style:style style:name="P10" style:parent-style-name="Normal" style:family="paragraph">
      <style:text-properties fo:color="#FF0000"/>
    </style:style>
    <style:style style:name="P11" style:parent-style-name="Normal" style:family="paragraph">
      <style:text-properties fo:color="#FF0000"/>
    </style:style>
    <style:style style:name="P12" style:parent-style-name="Normal" style:family="paragraph">
      <style:text-properties fo:color="#FF0000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color="#FF0000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color="#FF0000"/>
    </style:style>
    <style:style style:name="P21" style:parent-style-name="Normal" style:family="paragraph">
      <style:text-properties fo:color="#FF0000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color="#FF0000"/>
    </style:style>
    <style:style style:name="P26" style:parent-style-name="Normal" style:family="paragraph">
      <style:text-properties fo:color="#FF0000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color="#FF0000"/>
    </style:style>
    <style:style style:name="P31" style:parent-style-name="Normal" style:family="paragraph">
      <style:text-properties fo:color="#FF0000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color="#FF0000"/>
    </style:style>
    <style:style style:name="P36" style:parent-style-name="Normal" style:family="paragraph">
      <style:text-properties fo:color="#FF0000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color="#FF0000"/>
    </style:style>
    <style:style style:name="P41" style:parent-style-name="Normal" style:family="paragraph">
      <style:text-properties fo:color="#FF0000"/>
    </style:style>
    <style:style style:family="graphic" style:name="a6">
      <style:graphic-properties draw:fill="none" draw:stroke="none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  <style:style style:family="graphic" style:name="a3">
      <style:graphic-properties draw:fill="none" draw:stroke="none"/>
    </style:style>
    <style:style style:family="graphic" style:name="a4">
      <style:graphic-properties draw:fill="none" draw:stroke="none"/>
    </style:style>
    <style:style style:family="graphic" style:name="a5">
      <style:graphic-properties draw:fill="none" draw:stroke="none"/>
    </style:style>
  </office:automatic-styles>
  <office:body>
    <office:text text:use-soft-page-breaks="true">
      <text:p text:style-name="P1">What is the primary objective of linear regression?</text:p>
      <text:p text:style-name="Normal">Question 1Answer</text:p>
      <text:p text:style-name="Normal">a.</text:p>
      <text:p text:style-name="Normal">To classify data into predefined classes</text:p>
      <text:p text:style-name="P2">b.</text:p>
      <text:p text:style-name="P3">To minimize the error between predicted and actual values by fitting a linear model to data</text:p>
      <text:p text:style-name="Normal">c.</text:p>
      <text:p text:style-name="Normal">To reduce the dimensions of a dataset</text:p>
      <text:p text:style-name="Normal">d.</text:p>
      <text:p text:style-name="Normal">To predict categorical outcomes</text:p>
      <text:p text:style-name="P4">Feedback</text:p>
      <text:p text:style-name="Normal">Your answer is correct.</text:p>
      <text:p text:style-name="Normal">The correct answer is: To minimize the error between predicted and actual values by fitting a linear model to data</text:p>
      <text:p text:style-name="P5">Question 2</text:p>
      <text:p text:style-name="Normal">Correct</text:p>
      <text:p text:style-name="Normal">Mark 1.00 out of 1.00</text:p>
      <text:p text:style-name="Normal"><draw:custom-shape svg:x="0in" svg:y="0in" svg:width="0.33333in" svg:height="0.33333in" draw:id="id0" draw:style-name="a0" draw:name="Rectangle 14" text:anchor-type="as-char"><svg:title/><svg:desc/><draw:enhanced-geometry draw:type="non-primitive" svg:viewBox="0 0 21600 21600" draw:enhanced-path="M 0 0 L 21600 0 21600 21600 0 21600 Z N"/></draw:custom-shape>Flag question</text:p>
      <text:p text:style-name="P6">Question text</text:p>
      <text:p text:style-name="Normal">In simple linear regression, what does the equation y=Mx+b represent</text:p>
      <text:p text:style-name="Normal">Question 2Answer</text:p>
      <text:p text:style-name="Normal">a.</text:p>
      <text:p text:style-name="Normal">y is the independent variable, </text:p>
      <text:p text:style-name="Normal">m</text:p>
      <text:p text:style-name="Normal">m is the predicted value, and </text:p>
      <text:p text:style-name="Normal">b</text:p>
      <text:p text:style-name="Normal">b is the data point</text:p>
      <text:p text:style-name="Normal">b.</text:p>
      <text:p text:style-name="Normal">y</text:p>
      <text:p text:style-name="Normal">y is the model's loss, </text:p>
      <text:p text:style-name="Normal">m</text:p>
      <text:soft-page-break/>
      <text:p text:style-name="Normal">m is the training data, and </text:p>
      <text:p text:style-name="Normal">b</text:p>
      <text:p text:style-name="Normal">b is the weight parameter</text:p>
      <text:p text:style-name="Normal">c.</text:p>
      <text:p text:style-name="Normal">y</text:p>
      <text:p text:style-name="Normal">y is the feature, </text:p>
      <text:p text:style-name="Normal">m</text:p>
      <text:p text:style-name="Normal">m is the error term, and </text:p>
      <text:p text:style-name="Normal">b</text:p>
      <text:p text:style-name="Normal">b is the learning rate</text:p>
      <text:p text:style-name="P7">d.</text:p>
      <text:p text:style-name="P8">y is the predicted value, </text:p>
      <text:p text:style-name="P9">m</text:p>
      <text:p text:style-name="P10">m is the slope, and </text:p>
      <text:p text:style-name="P11">b</text:p>
      <text:p text:style-name="P12">b is the intercept</text:p>
      <text:p text:style-name="P13">Feedback</text:p>
      <text:p text:style-name="Normal">Your answer is correct.</text:p>
      <text:p text:style-name="Normal">The correct answer is: y is the predicted value, <text:line-break/>m<text:line-break/>m is the slope, and <text:line-break/>b<text:line-break/>b is the intercept</text:p>
      <text:p text:style-name="P14">Question 3</text:p>
      <text:p text:style-name="Normal">Correct</text:p>
      <text:p text:style-name="Normal">Mark 1.00 out of 1.00</text:p>
      <text:p text:style-name="Normal"><draw:custom-shape svg:x="0in" svg:y="0in" svg:width="0.33333in" svg:height="0.33333in" draw:id="id1" draw:style-name="a1" draw:name="Rectangle 13" text:anchor-type="as-char"><svg:title/><svg:desc/><draw:enhanced-geometry draw:type="non-primitive" svg:viewBox="0 0 21600 21600" draw:enhanced-path="M 0 0 L 21600 0 21600 21600 0 21600 Z N"/></draw:custom-shape>Flag question</text:p>
      <text:p text:style-name="P15">Question text</text:p>
      <text:p text:style-name="Normal">Which of the following metrics is commonly used in python to evaluate the performance of a linear regression model?</text:p>
      <text:p text:style-name="Normal">Question 3Answer</text:p>
      <text:p text:style-name="Normal">a.</text:p>
      <text:soft-page-break/>
      <text:p text:style-name="Normal">Accuracy</text:p>
      <text:p text:style-name="Normal">b.</text:p>
      <text:p text:style-name="P16">R_sq  (r squared)</text:p>
      <text:p text:style-name="Normal">c.</text:p>
      <text:p text:style-name="Normal">Precision </text:p>
      <text:p text:style-name="P17">Feedback</text:p>
      <text:p text:style-name="Normal">Your answer is correct.</text:p>
      <text:p text:style-name="Normal">The correct answer is: R_sq  (r squared)</text:p>
      <text:p text:style-name="P18">Question 4</text:p>
      <text:p text:style-name="Normal">Correct</text:p>
      <text:p text:style-name="Normal">Mark 1.00 out of 1.00</text:p>
      <text:p text:style-name="Normal"><draw:custom-shape svg:x="0in" svg:y="0in" svg:width="0.33333in" svg:height="0.33333in" draw:id="id2" draw:style-name="a2" draw:name="Rectangle 12" text:anchor-type="as-char"><svg:title/><svg:desc/><draw:enhanced-geometry draw:type="non-primitive" svg:viewBox="0 0 21600 21600" draw:enhanced-path="M 0 0 L 21600 0 21600 21600 0 21600 Z N"/></draw:custom-shape>Flag question</text:p>
      <text:p text:style-name="P19">Question text</text:p>
      <text:p text:style-name="Normal">What is the primary goal of a decision tree algorithm in machine learning?</text:p>
      <text:p text:style-name="Normal">Question 4Answer</text:p>
      <text:p text:style-name="Normal">a.</text:p>
      <text:p text:style-name="Normal">To calculate the accuracy of a model</text:p>
      <text:p text:style-name="Normal">b.</text:p>
      <text:p text:style-name="Normal">To minimize the number of features used for classification</text:p>
      <text:p text:style-name="P20">c.</text:p>
      <text:p text:style-name="P21">To partition the data into subsets based on feature values, ultimately producing a model for classification or regression</text:p>
      <text:p text:style-name="Normal">d.</text:p>
      <text:p text:style-name="Normal">To reduce the size of the dataset by removing redundant data points</text:p>
      <text:p text:style-name="P22">Feedback</text:p>
      <text:p text:style-name="Normal">Your answer is correct.</text:p>
      <text:p text:style-name="Normal">The correct answer is: To partition the data into subsets based on feature values, ultimately producing a model for classification or regression</text:p>
      <text:p text:style-name="P23">Question 5</text:p>
      <text:p text:style-name="Normal">Correct</text:p>
      <text:p text:style-name="Normal">Mark 1.00 out of 1.00</text:p>
      <text:soft-page-break/>
      <text:p text:style-name="Normal"><draw:custom-shape svg:x="0in" svg:y="0in" svg:width="0.33333in" svg:height="0.33333in" draw:id="id3" draw:style-name="a3" draw:name="Rectangle 11" text:anchor-type="as-char"><svg:title/><svg:desc/><draw:enhanced-geometry draw:type="non-primitive" svg:viewBox="0 0 21600 21600" draw:enhanced-path="M 0 0 L 21600 0 21600 21600 0 21600 Z N"/></draw:custom-shape>Flag question</text:p>
      <text:p text:style-name="P24">Question text</text:p>
      <text:p text:style-name="Normal">What is the primary purpose of Lasso regularization in linear regression?</text:p>
      <text:p text:style-name="Normal">Question 5Answer</text:p>
      <text:p text:style-name="Normal">a.</text:p>
      <text:p text:style-name="Normal">To improve the model's accuracy by removing irrelevant features</text:p>
      <text:p text:style-name="Normal">b.</text:p>
      <text:p text:style-name="Normal">To increase the complexity of the model</text:p>
      <text:p text:style-name="Normal">c.</text:p>
      <text:p text:style-name="Normal">To ensure all coefficients have equal importance in the model</text:p>
      <text:p text:style-name="P25">d.</text:p>
      <text:p text:style-name="P26">To prevent overfitting by adding a penalty term that reduces the magnitude of coefficients and encourages sparsity</text:p>
      <text:p text:style-name="P27">Feedback</text:p>
      <text:p text:style-name="Normal">Your answer is correct.</text:p>
      <text:p text:style-name="Normal">The correct answer is: To prevent overfitting by adding a penalty term that reduces the magnitude of coefficients and encourages sparsity</text:p>
      <text:p text:style-name="P28">Question 6</text:p>
      <text:p text:style-name="Normal">Correct</text:p>
      <text:p text:style-name="Normal">Mark 1.00 out of 1.00</text:p>
      <text:p text:style-name="Normal"><draw:custom-shape svg:x="0in" svg:y="0in" svg:width="0.33333in" svg:height="0.33333in" draw:id="id4" draw:style-name="a4" draw:name="Rectangle 10" text:anchor-type="as-char"><svg:title/><svg:desc/><draw:enhanced-geometry draw:type="non-primitive" svg:viewBox="0 0 21600 21600" draw:enhanced-path="M 0 0 L 21600 0 21600 21600 0 21600 Z N"/></draw:custom-shape>Flag question</text:p>
      <text:p text:style-name="P29">Question text</text:p>
      <text:p text:style-name="Normal">Which of the following is the main difference between Ridge regression and Lasso regression?</text:p>
      <text:p text:style-name="Normal">Question 6Answer</text:p>
      <text:p text:style-name="Normal">a.</text:p>
      <text:p text:style-name="Normal">Ridge regression performs feature selection, while Lasso does not</text:p>
      <text:p text:style-name="Normal">b.</text:p>
      <text:p text:style-name="Normal">Lasso regression works better with high-dimensional datasets, while Ridge works better with low-dimensional datasets</text:p>
      <text:p text:style-name="P30">c.</text:p>
      <text:p text:style-name="P31">Ridge regression uses L1 regularization, while Lasso uses L2 regularization</text:p>
      <text:soft-page-break/>
      <text:p text:style-name="Normal">d.</text:p>
      <text:p text:style-name="Normal">Ridge regression adds a penalty based on the sum of squared coefficients, while Lasso uses the sum of the absolute values of coefficients</text:p>
      <text:p text:style-name="P32">Feedback</text:p>
      <text:p text:style-name="Normal">Your answer is correct.</text:p>
      <text:p text:style-name="Normal">The correct answer is: Ridge regression adds a penalty based on the sum of squared coefficients, while Lasso uses the sum of the absolute values of coefficients</text:p>
      <text:p text:style-name="P33">Question 7</text:p>
      <text:p text:style-name="Normal">Correct</text:p>
      <text:p text:style-name="Normal">Mark 1.00 out of 1.00</text:p>
      <text:p text:style-name="Normal"><draw:custom-shape svg:x="0in" svg:y="0in" svg:width="0.33333in" svg:height="0.33333in" draw:id="id5" draw:style-name="a5" draw:name="Rectangle 9" text:anchor-type="as-char"><svg:title/><svg:desc/><draw:enhanced-geometry draw:type="non-primitive" svg:viewBox="0 0 21600 21600" draw:enhanced-path="M 0 0 L 21600 0 21600 21600 0 21600 Z N"/></draw:custom-shape>Flag question</text:p>
      <text:p text:style-name="P34">Question text</text:p>
      <text:p text:style-name="Normal">What is "labelled data" in the context of machine learning?</text:p>
      <text:p text:style-name="Normal">Question 7Answer</text:p>
      <text:p text:style-name="Normal">a.</text:p>
      <text:p text:style-name="Normal">Data that has not been preprocessed or cleaned</text:p>
      <text:p text:style-name="Normal">b.</text:p>
      <text:p text:style-name="Normal">Data where the features are not provided, only the output is known</text:p>
      <text:p text:style-name="P35">c.</text:p>
      <text:p text:style-name="P36">Data where each input has a corresponding output or target value used for training the model</text:p>
      <text:p text:style-name="Normal">d.</text:p>
      <text:p text:style-name="Normal">Data that is only used in unsupervised learning algorithms</text:p>
      <text:p text:style-name="P37">Feedback</text:p>
      <text:p text:style-name="Normal">Your answer is correct.</text:p>
      <text:p text:style-name="Normal">The correct answer is: Data where each input has a corresponding output or target value used for training the model</text:p>
      <text:p text:style-name="P38">Question 8</text:p>
      <text:p text:style-name="Normal">Correct</text:p>
      <text:p text:style-name="Normal">Mark 1.00 out of 1.00</text:p>
      <text:p text:style-name="Normal"><draw:custom-shape svg:x="0in" svg:y="0in" svg:width="0.33333in" svg:height="0.33333in" draw:id="id6" draw:style-name="a6" draw:name="Rectangle 8" text:anchor-type="as-char"><svg:title/><svg:desc/><draw:enhanced-geometry draw:type="non-primitive" svg:viewBox="0 0 21600 21600" draw:enhanced-path="M 0 0 L 21600 0 21600 21600 0 21600 Z N"/></draw:custom-shape>Flag question</text:p>
      <text:p text:style-name="P39">Question text</text:p>
      <text:soft-page-break/>
      <text:p text:style-name="Normal">Which of the following machine learning tasks typically uses labelled data?</text:p>
      <text:p text:style-name="Normal">Question 8Answer</text:p>
      <text:p text:style-name="P40">a.</text:p>
      <text:p text:style-name="P41">Supervised learning tasks</text:p>
      <text:p text:style-name="Normal">b.</text:p>
      <text:p text:style-name="Normal">Clustering</text:p>
      <text:p text:style-name="Normal">c.</text:p>
      <text:p text:style-name="Normal">Anomaly detection</text:p>
      <text:p text:style-name="Normal">d.</text:p>
      <text:p text:style-name="Normal">Dimension reduc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as Madeira Maranho</meta:initial-creator>
    <dc:creator>Lucas Madeira Maranho</dc:creator>
    <meta:creation-date>2025-03-03T10:44:00Z</meta:creation-date>
    <dc:date>2025-03-04T10:30:00Z</dc:date>
    <meta:template xlink:href="Normal.dotm" xlink:type="simple"/>
    <meta:editing-cycles>1</meta:editing-cycles>
    <meta:editing-duration>PT240S</meta:editing-duration>
    <meta:document-statistic meta:page-count="6" meta:paragraph-count="8" meta:word-count="632" meta:character-count="4231" meta:row-count="30" meta:non-whitespace-character-count="3607"/>
  </office:meta>
</office:document-meta>
</file>